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a23" officeooo:paragraph-rsid="000aca23"/>
    </style:style>
    <style:style style:name="P2" style:family="paragraph" style:parent-style-name="Standard">
      <style:text-properties fo:font-weight="bold" officeooo:rsid="000aca23" officeooo:paragraph-rsid="000aca23" style:font-weight-asian="bold" style:font-weight-complex="bold"/>
    </style:style>
    <style:style style:name="P3" style:family="paragraph" style:parent-style-name="Standard">
      <style:text-properties fo:font-weight="normal" officeooo:rsid="000aca23" officeooo:paragraph-rsid="000aca23" style:font-weight-asian="normal" style:font-weight-complex="normal"/>
    </style:style>
    <style:style style:name="P4" style:family="paragraph" style:parent-style-name="Standard">
      <style:text-properties fo:font-weight="normal" officeooo:rsid="000c13d0" officeooo:paragraph-rsid="000c13d0" style:font-weight-asian="normal" style:font-weight-complex="normal"/>
    </style:style>
    <style:style style:name="P5" style:family="paragraph" style:parent-style-name="Standard">
      <style:text-properties fo:font-weight="normal" officeooo:rsid="000c76f5" officeooo:paragraph-rsid="000c76f5" style:font-weight-asian="normal" style:font-weight-complex="normal"/>
    </style:style>
    <style:style style:name="P6" style:family="paragraph" style:parent-style-name="Standard">
      <style:text-properties fo:font-weight="bold" officeooo:rsid="000c13d0" officeooo:paragraph-rsid="000c13d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</text:p>
      <text:p text:style-name="P1"/>
      <text:p text:style-name="P1">Cascading Style Sheets</text:p>
      <text:p text:style-name="P1"/>
      <text:p text:style-name="P1">sintaxis:</text:p>
      <text:p text:style-name="P1"/>
      <text:p text:style-name="P1">selector:</text:p>
      <text:p text:style-name="P1"><text:tab/>declaration</text:p>
      <text:p text:style-name="P1">h1 {color: blue:font-size:12px;}</text:p>
      <text:p text:style-name="P1"><text:tab/>proterty value</text:p>
      <text:p text:style-name="P1"/>
      <text:p text:style-name="P1">p{</text:p>
      <text:p text:style-name="P1"><text:tab/>color:red;</text:p>
      <text:p text:style-name="P1"><text:tab/>text-align:center;</text:p>
      <text:p text:style-name="P1">}</text:p>
      <text:p text:style-name="P1"/>
      <text:p text:style-name="P1"/>
      <text:p text:style-name="P1">selectores: tags de html, id, clase </text:p>
      <text:p text:style-name="P1"/>
      <text:p text:style-name="P1">los id se le pueden poner a cualquier tag como cualquier atributo y se pueden usar como selectores</text:p>
      <text:p text:style-name="P1">también se pueden definir clases dentro de las tags</text:p>
      <text:p text:style-name="P1">*ID #idUnico {text-align:center;color:red;}</text:p>
      <text:p text:style-name="P1">*clase</text:p>
      <text:p text:style-name="P1"><text:tab/>.miClase{</text:p>
      <text:p text:style-name="P1"><text:tab/><text:tab/>text-align:center;</text:p>
      <text:p text:style-name="P1"><text:tab/><text:tab/>color: red;</text:p>
      <text:p text:style-name="P1"><text:tab/>}</text:p>
      <text:p text:style-name="P1">diferencia entre id y clase: el id es unico en el html y la clase se puede aplicar a diferentes elementos en el html</text:p>
      <text:p text:style-name="P1"/>
      <text:p text:style-name="P1">h1, h2, p{</text:p>
      <text:p text:style-name="P1"><text:tab/>text-align:center;</text:p>
      <text:p text:style-name="P1">}</text:p>
      <text:p text:style-name="P1"/>
      <text:p text:style-name="P1">comentarios /*este s un momentario*/</text:p>
      <text:p text:style-name="P1"/>
      <text:p text:style-name="P1">modo de uso</text:p>
      <text:p text:style-name="P1"/>
      <text:p text:style-name="P1">orden de cascada</text:p>
      <text:p text:style-name="P1"/>
      <text:p text:style-name="P1">1. Inline Style</text:p>
      <text:p text:style-name="P1"><text:tab/>&lt;h1 style=”color:blue;margin-left:30px”&gt; </text:p>
      <text:p text:style-name="P1"><text:tab/><text:tab/>this is a heading</text:p>
      <text:p text:style-name="P1"><text:tab/>&lt;/h1&gt;</text:p>
      <text:p text:style-name="P1"><text:tab/>es la que menos debemos utilizar, es la que tiene mayor prioridad, casos muy específicos donde solo se usa ese estilo en un único punto </text:p>
      <text:p text:style-name="P1">2.External &amp; Internal(sección&lt;head&gt;), documento html</text:p>
      <text:p text:style-name="P1"><text:tab/>dentro del head entre &lt;style&gt;</text:p>
      <text:p text:style-name="P1">3. Archivo css independiente</text:p>
      <text:p text:style-name="P1"><text:soft-page-break/>Solución óptima, se llama con &lt;link rel=”stylesheet” type=”text/css” href=”styles.css”&gt; dentro de &lt;head&gt;</text:p>
      <text:p text:style-name="P1"/>
      <text:p text:style-name="P2">Modelo de caja<text:span text:style-name="T1"> </text:span></text:p>
      <text:p text:style-name="P3">Cada tag de html está definido en un modelo de caja, tiene un contenido.</text:p>
      <text:p text:style-name="P3"/>
      <text:p text:style-name="P6">Posicionamiento</text:p>
      <text:p text:style-name="P4">Relativo</text:p>
      <text:p text:style-name="P4">Fixed</text:p>
      <text:p text:style-name="P4">Absoluto </text:p>
      <text:p text:style-name="P4">Sticky Se queda fijo aunque hagas scroll</text:p>
      <text:p text:style-name="P4"/>
      <text:p text:style-name="P6">CSS frameworks</text:p>
      <text:p text:style-name="P4">bootstrap</text:p>
      <text:p text:style-name="P4">tailwind css</text:p>
      <text:p text:style-name="P4">bulma</text:p>
      <text:p text:style-name="P4">materialize</text:p>
      <text:p text:style-name="P4"/>
      <text:p text:style-name="P5">Se le pueden aplicar varias clases a un mismo elemento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5:33:03.212256525</meta:creation-date>
    <meta:editing-duration>PT6M13S</meta:editing-duration>
    <meta:editing-cycles>3</meta:editing-cycles>
    <meta:generator>LibreOffice/7.3.5.2$Linux_X86_64 LibreOffice_project/30$Build-2</meta:generator>
    <dc:date>2022-08-22T15:49:12.670049391</dc:date>
    <meta:document-statistic meta:table-count="0" meta:image-count="0" meta:object-count="0" meta:page-count="2" meta:paragraph-count="49" meta:word-count="204" meta:character-count="1325" meta:non-whitespace-character-count="1148"/>
  </office:meta>
</office:document-meta>
</file>